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5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662310" table:style-name="ce12">
            <text:p>662.310</text:p>
          </table:table-cell>
          <table:table-cell office:value-type="float" office:value="36300" table:style-name="ce13">
            <text:p>36.300</text:p>
          </table:table-cell>
          <table:table-cell office:value-type="float" office:value="144200" table:style-name="ce13">
            <text:p>144.200</text:p>
          </table:table-cell>
          <table:table-cell office:value-type="float" office:value="842810" table:style-name="ce14">
            <text:p>842.810</text:p>
          </table:table-cell>
          <table:table-cell office:value-type="float" office:value="774701" table:style-name="ce14">
            <text:p>774.701</text:p>
          </table:table-cell>
          <table:table-cell office:value-type="percentage" office:value="0.9191881918819188" table:style-name="ce15">
            <text:p>91,9%</text:p>
          </table:table-cell>
          <table:table-cell office:value-type="float" office:value="228829" table:style-name="ce12">
            <text:p>228.829</text:p>
          </table:table-cell>
          <table:table-cell office:value-type="date" office:date-value="2021-03-01T00:00:00" table:style-name="ce8">
            <text:p>01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2635" table:style-name="ce16">
            <text:p>112.635</text:p>
          </table:table-cell>
          <table:table-cell office:value-type="float" office:value="6300" table:style-name="ce17">
            <text:p>6.300</text:p>
          </table:table-cell>
          <table:table-cell office:value-type="float" office:value="22600" table:style-name="ce17">
            <text:p>22.600</text:p>
          </table:table-cell>
          <table:table-cell office:value-type="float" office:value="141535" table:style-name="ce18">
            <text:p>141.535</text:p>
          </table:table-cell>
          <table:table-cell office:value-type="float" office:value="131441" table:style-name="ce18">
            <text:p>131.441</text:p>
          </table:table-cell>
          <table:table-cell office:value-type="percentage" office:value="0.92868195146076937" table:style-name="ce19">
            <text:p>92,9%</text:p>
          </table:table-cell>
          <table:table-cell office:value-type="float" office:value="46898" table:style-name="ce16">
            <text:p>46.898</text:p>
          </table:table-cell>
          <table:table-cell office:value-type="date" office:date-value="2021-03-01T00:00:00" table:style-name="ce9">
            <text:p>01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12055" table:style-name="ce16">
            <text:p>112.055</text:p>
          </table:table-cell>
          <table:table-cell office:value-type="float" office:value="6300" table:style-name="ce17">
            <text:p>6.300</text:p>
          </table:table-cell>
          <table:table-cell office:value-type="float" office:value="17400" table:style-name="ce17">
            <text:p>17.400</text:p>
          </table:table-cell>
          <table:table-cell office:value-type="float" office:value="135755" table:style-name="ce18">
            <text:p>135.755</text:p>
          </table:table-cell>
          <table:table-cell office:value-type="float" office:value="118737" table:style-name="ce18">
            <text:p>118.737</text:p>
          </table:table-cell>
          <table:table-cell office:value-type="percentage" office:value="0.87464181798092155" table:style-name="ce19">
            <text:p>87,5%</text:p>
          </table:table-cell>
          <table:table-cell office:value-type="float" office:value="39435" table:style-name="ce16">
            <text:p>39.435</text:p>
          </table:table-cell>
          <table:table-cell office:value-type="date" office:date-value="2021-03-01T00:00:00" table:style-name="ce9">
            <text:p>01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56520" table:style-name="ce16">
            <text:p>56.520</text:p>
          </table:table-cell>
          <table:table-cell office:value-type="float" office:value="3200" table:style-name="ce17">
            <text:p>3.200</text:p>
          </table:table-cell>
          <table:table-cell office:value-type="float" office:value="19900" table:style-name="ce17">
            <text:p>19.900</text:p>
          </table:table-cell>
          <table:table-cell office:value-type="float" office:value="79620" table:style-name="ce18">
            <text:p>79.620</text:p>
          </table:table-cell>
          <table:table-cell office:value-type="float" office:value="61659" table:style-name="ce18">
            <text:p>61.659</text:p>
          </table:table-cell>
          <table:table-cell office:value-type="percentage" office:value="0.77441597588545596" table:style-name="ce19">
            <text:p>77,4%</text:p>
          </table:table-cell>
          <table:table-cell office:value-type="float" office:value="22161" table:style-name="ce16">
            <text:p>22.161</text:p>
          </table:table-cell>
          <table:table-cell office:value-type="date" office:date-value="2021-03-01T00:00:00" table:style-name="ce9">
            <text:p>01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29840" table:style-name="ce16">
            <text:p>129.840</text:p>
          </table:table-cell>
          <table:table-cell office:value-type="float" office:value="7000" table:style-name="ce17">
            <text:p>7.000</text:p>
          </table:table-cell>
          <table:table-cell office:value-type="float" office:value="37100" table:style-name="ce17">
            <text:p>37.100</text:p>
          </table:table-cell>
          <table:table-cell office:value-type="float" office:value="173940" table:style-name="ce18">
            <text:p>173.940</text:p>
          </table:table-cell>
          <table:table-cell office:value-type="float" office:value="148158" table:style-name="ce18">
            <text:p>148.158</text:p>
          </table:table-cell>
          <table:table-cell office:value-type="percentage" office:value="0.8517764746464298" table:style-name="ce19">
            <text:p>85,2%</text:p>
          </table:table-cell>
          <table:table-cell office:value-type="float" office:value="51479" table:style-name="ce16">
            <text:p>51.479</text:p>
          </table:table-cell>
          <table:table-cell office:value-type="date" office:date-value="2021-03-01T00:00:00" table:style-name="ce9">
            <text:p>01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5725" table:style-name="ce16">
            <text:p>55.725</text:p>
          </table:table-cell>
          <table:table-cell office:value-type="float" office:value="2900" table:style-name="ce17">
            <text:p>2.900</text:p>
          </table:table-cell>
          <table:table-cell office:value-type="float" office:value="9900" table:style-name="ce17">
            <text:p>9.900</text:p>
          </table:table-cell>
          <table:table-cell office:value-type="float" office:value="68525" table:style-name="ce18">
            <text:p>68.525</text:p>
          </table:table-cell>
          <table:table-cell office:value-type="float" office:value="59968" table:style-name="ce18">
            <text:p>59.968</text:p>
          </table:table-cell>
          <table:table-cell office:value-type="percentage" office:value="0.87512586647209045" table:style-name="ce19">
            <text:p>87,5%</text:p>
          </table:table-cell>
          <table:table-cell office:value-type="float" office:value="20584" table:style-name="ce16">
            <text:p>20.584</text:p>
          </table:table-cell>
          <table:table-cell office:value-type="date" office:date-value="2021-03-01T00:00:00" table:style-name="ce9">
            <text:p>01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46585" table:style-name="ce16">
            <text:p>246.585</text:p>
          </table:table-cell>
          <table:table-cell office:value-type="float" office:value="13500" table:style-name="ce17">
            <text:p>13.500</text:p>
          </table:table-cell>
          <table:table-cell office:value-type="float" office:value="40800" table:style-name="ce17">
            <text:p>40.800</text:p>
          </table:table-cell>
          <table:table-cell office:value-type="float" office:value="300885" table:style-name="ce18">
            <text:p>300.885</text:p>
          </table:table-cell>
          <table:table-cell office:value-type="float" office:value="263681" table:style-name="ce18">
            <text:p>263.681</text:p>
          </table:table-cell>
          <table:table-cell office:value-type="percentage" office:value="0.87635142994831916" table:style-name="ce19">
            <text:p>87,6%</text:p>
          </table:table-cell>
          <table:table-cell office:value-type="float" office:value="90732" table:style-name="ce16">
            <text:p>90.732</text:p>
          </table:table-cell>
          <table:table-cell office:value-type="date" office:date-value="2021-03-01T00:00:00" table:style-name="ce9">
            <text:p>01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167175" table:style-name="ce16">
            <text:p>167.175</text:p>
          </table:table-cell>
          <table:table-cell office:value-type="float" office:value="9200" table:style-name="ce17">
            <text:p>9.200</text:p>
          </table:table-cell>
          <table:table-cell office:value-type="float" office:value="34800" table:style-name="ce17">
            <text:p>34.800</text:p>
          </table:table-cell>
          <table:table-cell office:value-type="float" office:value="211175" table:style-name="ce18">
            <text:p>211.175</text:p>
          </table:table-cell>
          <table:table-cell office:value-type="float" office:value="164826" table:style-name="ce18">
            <text:p>164.826</text:p>
          </table:table-cell>
          <table:table-cell office:value-type="percentage" office:value="0.78051852728779447" table:style-name="ce19">
            <text:p>78,1%</text:p>
          </table:table-cell>
          <table:table-cell office:value-type="float" office:value="69232" table:style-name="ce16">
            <text:p>69.232</text:p>
          </table:table-cell>
          <table:table-cell office:value-type="date" office:date-value="2021-03-01T00:00:00" table:style-name="ce9">
            <text:p>01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570410" table:style-name="ce16">
            <text:p>570.410</text:p>
          </table:table-cell>
          <table:table-cell office:value-type="float" office:value="31400" table:style-name="ce17">
            <text:p>31.400</text:p>
          </table:table-cell>
          <table:table-cell office:value-type="float" office:value="132700" table:style-name="ce17">
            <text:p>132.700</text:p>
          </table:table-cell>
          <table:table-cell office:value-type="float" office:value="734510" table:style-name="ce18">
            <text:p>734.510</text:p>
          </table:table-cell>
          <table:table-cell office:value-type="float" office:value="657774" table:style-name="ce18">
            <text:p>657.774</text:p>
          </table:table-cell>
          <table:table-cell office:value-type="percentage" office:value="0.89552763066534147" table:style-name="ce19">
            <text:p>89,6%</text:p>
          </table:table-cell>
          <table:table-cell office:value-type="float" office:value="188818" table:style-name="ce16">
            <text:p>188.818</text:p>
          </table:table-cell>
          <table:table-cell office:value-type="date" office:date-value="2021-03-01T00:00:00" table:style-name="ce9">
            <text:p>01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288010" table:style-name="ce16">
            <text:p>288.010</text:p>
          </table:table-cell>
          <table:table-cell office:value-type="float" office:value="15700" table:style-name="ce17">
            <text:p>15.700</text:p>
          </table:table-cell>
          <table:table-cell office:value-type="float" office:value="86200" table:style-name="ce17">
            <text:p>86.200</text:p>
          </table:table-cell>
          <table:table-cell office:value-type="float" office:value="389910" table:style-name="ce18">
            <text:p>389.910</text:p>
          </table:table-cell>
          <table:table-cell office:value-type="float" office:value="323505" table:style-name="ce18">
            <text:p>323.505</text:p>
          </table:table-cell>
          <table:table-cell office:value-type="percentage" office:value="0.82969146726167575" table:style-name="ce19">
            <text:p>83,0%</text:p>
          </table:table-cell>
          <table:table-cell office:value-type="float" office:value="102016" table:style-name="ce16">
            <text:p>102.016</text:p>
          </table:table-cell>
          <table:table-cell office:value-type="date" office:date-value="2021-02-28T00:00:00" table:style-name="ce9">
            <text:p>2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02455" table:style-name="ce16">
            <text:p>102.455</text:p>
          </table:table-cell>
          <table:table-cell office:value-type="float" office:value="5400" table:style-name="ce17">
            <text:p>5.400</text:p>
          </table:table-cell>
          <table:table-cell office:value-type="float" office:value="18100" table:style-name="ce17">
            <text:p>18.100</text:p>
          </table:table-cell>
          <table:table-cell office:value-type="float" office:value="125955" table:style-name="ce18">
            <text:p>125.955</text:p>
          </table:table-cell>
          <table:table-cell office:value-type="float" office:value="112229" table:style-name="ce18">
            <text:p>112.229</text:p>
          </table:table-cell>
          <table:table-cell office:value-type="percentage" office:value="0.89102457226787346" table:style-name="ce19">
            <text:p>89,1%</text:p>
          </table:table-cell>
          <table:table-cell office:value-type="float" office:value="39580" table:style-name="ce16">
            <text:p>39.580</text:p>
          </table:table-cell>
          <table:table-cell office:value-type="date" office:date-value="2021-03-01T00:00:00" table:style-name="ce9">
            <text:p>01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179125" table:style-name="ce16">
            <text:p>179.125</text:p>
          </table:table-cell>
          <table:table-cell office:value-type="float" office:value="9800" table:style-name="ce17">
            <text:p>9.800</text:p>
          </table:table-cell>
          <table:table-cell office:value-type="float" office:value="46100" table:style-name="ce17">
            <text:p>46.100</text:p>
          </table:table-cell>
          <table:table-cell office:value-type="float" office:value="235025" table:style-name="ce18">
            <text:p>235.025</text:p>
          </table:table-cell>
          <table:table-cell office:value-type="float" office:value="223906" table:style-name="ce18">
            <text:p>223.906</text:p>
          </table:table-cell>
          <table:table-cell office:value-type="percentage" office:value="0.95269013934687796" table:style-name="ce19">
            <text:p>95,3%</text:p>
          </table:table-cell>
          <table:table-cell office:value-type="float" office:value="58919" table:style-name="ce16">
            <text:p>58.919</text:p>
          </table:table-cell>
          <table:table-cell office:value-type="date" office:date-value="2021-03-01T00:00:00" table:style-name="ce9">
            <text:p>01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5" table:style-name="ce16">
            <text:p>28.145</text:p>
          </table:table-cell>
          <table:table-cell office:value-type="float" office:value="1400" table:style-name="ce17">
            <text:p>1.400</text:p>
          </table:table-cell>
          <table:table-cell office:value-type="float" office:value="5400" table:style-name="ce17">
            <text:p>5.400</text:p>
          </table:table-cell>
          <table:table-cell office:value-type="float" office:value="34945" table:style-name="ce18">
            <text:p>34.945</text:p>
          </table:table-cell>
          <table:table-cell office:value-type="float" office:value="28978" table:style-name="ce18">
            <text:p>28.978</text:p>
          </table:table-cell>
          <table:table-cell office:value-type="percentage" office:value="0.82924595793389611" table:style-name="ce19">
            <text:p>82,9%</text:p>
          </table:table-cell>
          <table:table-cell office:value-type="float" office:value="9280" table:style-name="ce16">
            <text:p>9.280</text:p>
          </table:table-cell>
          <table:table-cell office:value-type="date" office:date-value="2021-03-01T00:00:00" table:style-name="ce9">
            <text:p>01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464415" table:style-name="ce16">
            <text:p>464.415</text:p>
          </table:table-cell>
          <table:table-cell office:value-type="float" office:value="25400" table:style-name="ce17">
            <text:p>25.400</text:p>
          </table:table-cell>
          <table:table-cell office:value-type="float" office:value="115600" table:style-name="ce17">
            <text:p>115.600</text:p>
          </table:table-cell>
          <table:table-cell office:value-type="float" office:value="605415" table:style-name="ce18">
            <text:p>605.415</text:p>
          </table:table-cell>
          <table:table-cell office:value-type="float" office:value="509698" table:style-name="ce18">
            <text:p>509.698</text:p>
          </table:table-cell>
          <table:table-cell office:value-type="percentage" office:value="0.84189853241165147" table:style-name="ce19">
            <text:p>84,2%</text:p>
          </table:table-cell>
          <table:table-cell office:value-type="float" office:value="175666" table:style-name="ce16">
            <text:p>175.666</text:p>
          </table:table-cell>
          <table:table-cell office:value-type="date" office:date-value="2021-03-01T00:00:00" table:style-name="ce9">
            <text:p>01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21235" table:style-name="ce16">
            <text:p>121.235</text:p>
          </table:table-cell>
          <table:table-cell office:value-type="float" office:value="6600" table:style-name="ce17">
            <text:p>6.600</text:p>
          </table:table-cell>
          <table:table-cell office:value-type="float" office:value="25700" table:style-name="ce17">
            <text:p>25.700</text:p>
          </table:table-cell>
          <table:table-cell office:value-type="float" office:value="153535" table:style-name="ce18">
            <text:p>153.535</text:p>
          </table:table-cell>
          <table:table-cell office:value-type="float" office:value="124534" table:style-name="ce18">
            <text:p>124.534</text:p>
          </table:table-cell>
          <table:table-cell office:value-type="percentage" office:value="0.81111147295404962" table:style-name="ce19">
            <text:p>81,1%</text:p>
          </table:table-cell>
          <table:table-cell office:value-type="float" office:value="50556" table:style-name="ce16">
            <text:p>50.556</text:p>
          </table:table-cell>
          <table:table-cell office:value-type="date" office:date-value="2021-03-01T00:00:00" table:style-name="ce9">
            <text:p>01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5725" table:style-name="ce16">
            <text:p>55.725</text:p>
          </table:table-cell>
          <table:table-cell office:value-type="float" office:value="2900" table:style-name="ce17">
            <text:p>2.900</text:p>
          </table:table-cell>
          <table:table-cell office:value-type="float" office:value="11200" table:style-name="ce17">
            <text:p>11.200</text:p>
          </table:table-cell>
          <table:table-cell office:value-type="float" office:value="69825" table:style-name="ce18">
            <text:p>69.825</text:p>
          </table:table-cell>
          <table:table-cell office:value-type="float" office:value="62070" table:style-name="ce18">
            <text:p>62.070</text:p>
          </table:table-cell>
          <table:table-cell office:value-type="percentage" office:value="0.8889366272824919" table:style-name="ce19">
            <text:p>88,9%</text:p>
          </table:table-cell>
          <table:table-cell office:value-type="float" office:value="21992" table:style-name="ce16">
            <text:p>21.992</text:p>
          </table:table-cell>
          <table:table-cell office:value-type="date" office:date-value="2021-03-01T00:00:00" table:style-name="ce9">
            <text:p>01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48410" table:style-name="ce16">
            <text:p>148.410</text:p>
          </table:table-cell>
          <table:table-cell office:value-type="float" office:value="7900" table:style-name="ce17">
            <text:p>7.900</text:p>
          </table:table-cell>
          <table:table-cell office:value-type="float" office:value="37900" table:style-name="ce17">
            <text:p>37.900</text:p>
          </table:table-cell>
          <table:table-cell office:value-type="float" office:value="194210" table:style-name="ce18">
            <text:p>194.210</text:p>
          </table:table-cell>
          <table:table-cell office:value-type="float" office:value="131551" table:style-name="ce18">
            <text:p>131.551</text:p>
          </table:table-cell>
          <table:table-cell office:value-type="percentage" office:value="0.6773647083054426" table:style-name="ce19">
            <text:p>67,7%</text:p>
          </table:table-cell>
          <table:table-cell office:value-type="float" office:value="48052" table:style-name="ce16">
            <text:p>48.052</text:p>
          </table:table-cell>
          <table:table-cell office:value-type="date" office:date-value="2021-03-01T00:00:00" table:style-name="ce9">
            <text:p>01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4320" table:style-name="ce16">
            <text:p>4.320</text:p>
          </table:table-cell>
          <table:table-cell office:value-type="float" office:value="400" table:style-name="ce17">
            <text:p>400</text:p>
          </table:table-cell>
          <table:table-cell office:value-type="float" office:value="1500" table:style-name="ce17">
            <text:p>1.500</text:p>
          </table:table-cell>
          <table:table-cell office:value-type="float" office:value="6220" table:style-name="ce18">
            <text:p>6.220</text:p>
          </table:table-cell>
          <table:table-cell office:value-type="float" office:value="6334" table:style-name="ce18">
            <text:p>6.334</text:p>
          </table:table-cell>
          <table:table-cell office:value-type="percentage" office:value="1.0183279742765274" table:style-name="ce19">
            <text:p>101,8%</text:p>
          </table:table-cell>
          <table:table-cell office:value-type="float" office:value="1195" table:style-name="ce16">
            <text:p>1.195</text:p>
          </table:table-cell>
          <table:table-cell office:value-type="date" office:date-value="2021-03-01T00:00:00" table:style-name="ce9">
            <text:p>01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3150" table:style-name="ce16">
            <text:p>3.150</text:p>
          </table:table-cell>
          <table:table-cell office:value-type="float" office:value="400" table:style-name="ce17">
            <text:p>400</text:p>
          </table:table-cell>
          <table:table-cell office:value-type="float" office:value="1500" table:style-name="ce17">
            <text:p>1.500</text:p>
          </table:table-cell>
          <table:table-cell office:value-type="float" office:value="5050" table:style-name="ce18">
            <text:p>5.050</text:p>
          </table:table-cell>
          <table:table-cell office:value-type="float" office:value="4984" table:style-name="ce18">
            <text:p>4.984</text:p>
          </table:table-cell>
          <table:table-cell office:value-type="percentage" office:value="0.98693069306930692" table:style-name="ce19">
            <text:p>98,7%</text:p>
          </table:table-cell>
          <table:table-cell office:value-type="float" office:value="1276" table:style-name="ce16">
            <text:p>1.276</text:p>
          </table:table-cell>
          <table:table-cell office:value-type="date" office:date-value="2021-03-01T00:00:00" table:style-name="ce10">
            <text:p>01/03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Totales</text:p>
          </table:table-cell>
          <table:table-cell office:value-type="float" office:value="3508245" table:style-name="ce20">
            <text:p>3.508.245</text:p>
          </table:table-cell>
          <table:table-cell office:value-type="float" office:value="192000" table:style-name="ce21">
            <text:p>192.000</text:p>
          </table:table-cell>
          <table:table-cell office:value-type="float" office:value="808600" table:style-name="ce22">
            <text:p>808.600</text:p>
          </table:table-cell>
          <table:table-cell office:value-type="float" office:value="4508845" table:style-name="ce11">
            <text:p>4.508.845</text:p>
          </table:table-cell>
          <table:table-cell office:value-type="float" office:value="3908734" table:style-name="ce11">
            <text:p>3.908.734</text:p>
          </table:table-cell>
          <table:table-cell office:value-type="percentage" office:value="0.86690360835202807" table:style-name="ce23">
            <text:p>86,7%</text:p>
          </table:table-cell>
          <table:table-cell office:value-type="float" office:value="1266700" table:style-name="ce11">
            <text:p>1.266.700</text:p>
          </table:table-cell>
          <table:table-cell table:style-name="ce1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Ferrer Orduz. Jesús Santiago</dc:creator>
    <meta:creation-date>2021-01-04T11:25:18Z</meta:creation-date>
    <dc:date>2021-03-02T15:53:41Z</dc:date>
  </office:meta>
</office:document-meta>
</file>